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gonna pee... gonna peee...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うぅぅ・・・</text:p>
          </table:table-cell>
          <table:table-cell table:style-name="ce0"/>
          <table:table-cell table:style-name="ce0"/>
          <table:table-cell table:style-name="ce0" office:value-type="string">
            <text:p>Haah... haah... oooh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style-name="ce0"/>
          <table:table-cell table:style-name="ce0"/>
          <table:table-cell table:style-name="ce0" office:value-type="string">
            <text:p>H-Hold it... pee... kuuuu, hold it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squirm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style-name="ce0"/>
          <table:table-cell table:style-name="ce0"/>
          <table:table-cell table:style-name="ce0" office:value-type="string">
            <text:p>Gonna burst... I'm gonna burst...!</text:p>
          </table:table-cell>
          <table:table-cell table:number-columns-repeated="1020"/>
        </table:table-row>
        <table:table-row>
          <table:table-cell table:style-name="ce0" office:value-type="string">
            <text:p>はぁぅぅ・・・っ！！</text:p>
          </table:table-cell>
          <table:table-cell table:style-name="ce0"/>
          <table:table-cell table:style-name="ce0"/>
          <table:table-cell table:style-name="ce0" office:value-type="string">
            <text:p>Hauuu....!!</text:p>
          </table:table-cell>
          <table:table-cell table:number-columns-repeated="1020"/>
        </table:table-row>
        <table:table-row>
          <table:table-cell table:style-name="ce0" office:value-type="string">
            <text:p>おいブロンシュ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ey, Blanche...</text:p>
          </table:table-cell>
          <table:table-cell table:number-columns-repeated="1020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style-name="ce0"/>
          <table:table-cell table:style-name="ce0"/>
          <table:table-cell table:style-name="ce0" office:value-type="string">
            <text:p>She looks to be in rather a bad state, don't
you think...?</text:p>
          </table:table-cell>
          <table:table-cell table:number-columns-repeated="1020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Mmmm〜, I think she's probably just about to
make a big mess〜! Eheh!</text:p>
          </table:table-cell>
          <table:table-cell table:number-columns-repeated="1020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h〜?? But I don't want her to go right
here...</text:p>
          </table:table-cell>
          <table:table-cell table:number-columns-repeated="1020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style-name="ce0"/>
          <table:table-cell table:style-name="ce0"/>
          <table:table-cell table:style-name="ce0" office:value-type="string">
            <text:p>Hey, you! Don't you dare wet yourself!
Is that clear?</text:p>
          </table:table-cell>
          <table:table-cell table:number-columns-repeated="1020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, I'm already... t-trying...</text:p>
          </table:table-cell>
          <table:table-cell table:number-columns-repeated="1020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style-name="ce0"/>
          <table:table-cell table:style-name="ce0"/>
          <table:table-cell table:style-name="ce0" office:value-type="string">
            <text:p>But... I'm... a-about to lose it!</text:p>
          </table:table-cell>
          <table:table-cell table:number-columns-repeated="1020"/>
        </table:table-row>
        <table:table-row>
          <table:table-cell table:style-name="ce0" office:value-type="string">
            <text:p>ちょ・・・汗すごい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oah... that is quite an impressive sweat
you've worked up...</text:p>
          </table:table-cell>
          <table:table-cell table:number-columns-repeated="1020"/>
        </table:table-row>
        <table:table-row>
          <table:table-cell table:style-name="ce0" office:value-type="string">
            <text:p>これはマジで限界っぽい・・・</text:p>
          </table:table-cell>
          <table:table-cell table:style-name="ce0"/>
          <table:table-cell table:style-name="ce0"/>
          <table:table-cell table:style-name="ce0" office:value-type="string">
            <text:p>This one truly seems to be at her limit..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style-name="ce0"/>
          <table:table-cell table:style-name="ce0"/>
          <table:table-cell table:style-name="ce0" office:value-type="string">
            <text:p>What shall we do, Blanche? At this rate, we
will have a puddle on the floor to deal with...</text:p>
          </table:table-cell>
          <table:table-cell table:number-columns-repeated="1020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How about we let her go to the
bathroom〜?</text:p>
          </table:table-cell>
          <table:table-cell table:number-columns-repeated="1020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style-name="ce0"/>
          <table:table-cell table:style-name="ce0"/>
          <table:table-cell table:style-name="ce0" office:value-type="string">
            <text:p>I'll watch her extra carefully to make sure
she doesn't run off〜! Eheh! Eheh!</text:p>
          </table:table-cell>
          <table:table-cell table:number-columns-repeated="1020"/>
        </table:table-row>
        <table:table-row>
          <table:table-cell table:style-name="ce0" office:value-type="string">
            <text:p>しょうがないな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must〜...</text:p>
          </table:table-cell>
          <table:table-cell table:number-columns-repeated="1020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style-name="ce0"/>
          <table:table-cell table:style-name="ce0"/>
          <table:table-cell table:style-name="ce0" office:value-type="string">
            <text:p>Oi, we're taking you to the bathroom, so don't
go voiding yourself just yet!</text:p>
          </table:table-cell>
          <table:table-cell table:number-columns-repeated="1020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-Really?! Th-Thank you so much!!</text:p>
          </table:table-cell>
          <table:table-cell table:number-columns-repeated="1020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style-name="ce0" office:value-type="string">
            <text:p>Then 672</text:p>
          </table:table-cell>
          <table:table-cell table:style-name="ce0"/>
          <table:table-cell table:style-name="ce0" office:value-type="string">
            <text:p>Qu-Quickly... please, hurry uuup!!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Although, Visti did leave with the key
to the manacles...</text:p>
          </table:table-cell>
          <table:table-cell table:number-columns-repeated="1020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Then I'll hold the other end of the
chains and take her to the toilet! Eheheh!</text:p>
          </table:table-cell>
          <table:table-cell table:number-columns-repeated="1020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h! Good thinking! Like walking a dog!</text:p>
          </table:table-cell>
          <table:table-cell table:number-columns-repeated="1020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agh! Qu-Quickly, quicklyyyy!!</text:p>
          </table:table-cell>
          <table:table-cell table:number-columns-repeated="1020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es—! Come on, let's go! Eheheh!</text:p>
          </table:table-cell>
          <table:table-cell table:number-columns-repeated="1020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lmost there...! I can almost p-peee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